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
      <style:text-properties fo:language="it" fo:country="IT" officeooo:rsid="001e2d2e" officeooo:paragraph-rsid="001e2d2e"/>
    </style:style>
    <style:style style:name="P2" style:family="paragraph" style:parent-style-name="Heading">
      <style:text-properties fo:language="it" fo:country="IT" officeooo:rsid="0023928b" officeooo:paragraph-rsid="0023928b"/>
    </style:style>
    <style:style style:name="P3" style:family="paragraph" style:parent-style-name="Heading">
      <style:text-properties officeooo:rsid="002383fa" officeooo:paragraph-rsid="002383fa"/>
    </style:style>
    <style:style style:name="P4" style:family="paragraph" style:parent-style-name="Heading">
      <style:text-properties officeooo:rsid="002389aa" officeooo:paragraph-rsid="002389aa"/>
    </style:style>
    <style:style style:name="P5" style:family="paragraph" style:parent-style-name="Text_20_body">
      <style:text-properties fo:language="it" fo:country="IT" officeooo:rsid="001e2d2e" officeooo:paragraph-rsid="001e2d2e"/>
    </style:style>
    <style:style style:name="P6" style:family="paragraph" style:parent-style-name="Text_20_body">
      <style:text-properties officeooo:rsid="001f0647" officeooo:paragraph-rsid="001f0647"/>
    </style:style>
    <style:style style:name="P7" style:family="paragraph" style:parent-style-name="Title">
      <style:text-properties officeooo:rsid="001d536e" officeooo:paragraph-rsid="001d536e"/>
    </style:style>
    <style:style style:name="P8" style:family="paragraph" style:parent-style-name="Heading">
      <style:text-properties fo:language="it" fo:country="IT" officeooo:paragraph-rsid="00274ab0"/>
    </style:style>
    <style:style style:name="P9" style:family="paragraph" style:parent-style-name="Heading">
      <style:text-properties fo:font-style="normal" style:font-style-asian="normal" style:font-style-complex="normal"/>
    </style:style>
    <style:style style:name="P10" style:family="paragraph" style:parent-style-name="Heading">
      <style:text-properties officeooo:rsid="00274ab0" officeooo:paragraph-rsid="00274ab0"/>
    </style:style>
    <style:style style:name="P11" style:family="paragraph" style:parent-style-name="Text_20_body">
      <style:text-properties fo:language="it" fo:country="IT"/>
    </style:style>
    <style:style style:name="P12" style:family="paragraph" style:parent-style-name="Text_20_body">
      <style:text-properties fo:language="it" fo:country="IT" officeooo:rsid="0023928b" officeooo:paragraph-rsid="0023928b"/>
    </style:style>
    <style:style style:name="P13" style:family="paragraph" style:parent-style-name="Text_20_body">
      <style:text-properties fo:language="it" fo:country="IT" officeooo:rsid="002389aa" officeooo:paragraph-rsid="002389aa"/>
    </style:style>
    <style:style style:name="P14" style:family="paragraph" style:parent-style-name="Text_20_body">
      <style:text-properties fo:language="it" fo:country="IT" fo:font-style="normal" officeooo:rsid="002389aa" officeooo:paragraph-rsid="00274ab0" style:font-style-asian="normal" style:font-style-complex="normal"/>
    </style:style>
    <style:style style:name="P15" style:family="paragraph" style:parent-style-name="Text_20_body">
      <style:text-properties fo:language="it" fo:country="IT" fo:font-style="normal" style:text-underline-style="none" fo:font-weight="normal" officeooo:paragraph-rsid="00274ab0" style:font-style-asian="normal" style:font-weight-asian="normal" style:font-style-complex="normal" style:font-weight-complex="normal"/>
    </style:style>
    <style:style style:name="P16" style:family="paragraph" style:parent-style-name="Text_20_body">
      <style:text-properties officeooo:rsid="00274ab0" officeooo:paragraph-rsid="00274ab0"/>
    </style:style>
    <style:style style:name="T1" style:family="text">
      <style:text-properties fo:language="it" fo:country="IT"/>
    </style:style>
    <style:style style:name="T2" style:family="text">
      <style:text-properties fo:language="it" fo:country="IT" style:font-weight-complex="600"/>
    </style:style>
    <style:style style:name="T3" style:family="text">
      <style:text-properties fo:language="it" fo:country="IT" officeooo:rsid="001f0647"/>
    </style:style>
    <style:style style:name="T4" style:family="text">
      <style:text-properties fo:language="it" fo:country="IT" officeooo:rsid="0020f330"/>
    </style:style>
    <style:style style:name="T5" style:family="text">
      <style:text-properties fo:language="it" fo:country="IT" officeooo:rsid="002293fa"/>
    </style:style>
    <style:style style:name="T6" style:family="text">
      <style:text-properties fo:language="it" fo:country="IT" officeooo:rsid="002383fa"/>
    </style:style>
    <style:style style:name="T7" style:family="text">
      <style:text-properties fo:language="it" fo:country="IT" officeooo:rsid="002389aa"/>
    </style:style>
    <style:style style:name="T8" style:family="text">
      <style:text-properties fo:language="it" fo:country="IT" officeooo:rsid="0025b54d"/>
    </style:style>
    <style:style style:name="T9" style:family="text">
      <style:text-properties fo:language="it" fo:country="IT" fo:font-style="italic"/>
    </style:style>
    <style:style style:name="T10" style:family="text">
      <style:text-properties officeooo:rsid="001f0647"/>
    </style:style>
    <style:style style:name="T11" style:family="text">
      <style:text-properties officeooo:rsid="0025b54d"/>
    </style:style>
    <style:style style:name="T12" style:family="text">
      <style:text-properties officeooo:rsid="00274ab0"/>
    </style:style>
    <style:style style:name="T13" style:family="text">
      <style:text-properties fo:font-style="italic"/>
    </style:style>
    <style:style style:name="T14" style:family="text">
      <style:text-properties style:font-name="Arial" fo:font-size="10pt"/>
    </style:style>
    <style:style style:name="T15" style:family="text">
      <style:text-properties style:font-name="Arial" fo:font-size="10pt" fo:font-weight="bold"/>
    </style:style>
    <style:style style:name="T16" style:family="text">
      <style:text-properties style:font-name="Arial" fo:font-size="10pt" fo:font-style="italic"/>
    </style:style>
    <style:style style:name="T17" style:family="text">
      <style:text-properties style:font-name="Arial" fo:font-size="10pt" fo:font-style="italic" fo:font-weight="bold"/>
    </style:style>
    <style:style style:name="T18" style:family="text">
      <style:text-properties style:font-name="Arial" fo:font-size="10pt" fo:language="it" fo:country="IT" fo:font-weight="bold" officeooo:rsid="00274ab0"/>
    </style:style>
    <style:style style:name="T19" style:family="text">
      <style:text-properties style:font-name="Arial" fo:font-size="10pt" fo:language="it" fo:country="IT" fo:font-style="italic" fo:font-weight="bold" officeooo:rsid="00274ab0"/>
    </style:style>
    <style:style style:name="T20" style:family="text">
      <style:text-properties style:font-name="Arial" fo:font-size="10pt" fo:language="it" fo:country="IT" fo:font-style="italic" officeooo:rsid="00274ab0"/>
    </style:style>
    <style:style style:name="T21" style:family="text">
      <style:text-properties style:font-name="Arial" fo:font-size="10pt" fo:language="it" fo:country="IT" officeooo:rsid="00274ab0"/>
    </style:style>
    <style:style style:name="T22" style:family="text">
      <style:text-properties style:font-name="Arial" fo:font-size="10pt" officeooo:rsid="00274ab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text:s/>Rosso</text:span> <text:span text:style-name="T2">Malpelo</text:span></text:p>
      <text:p text:style-name="P1">1. Descrizione di Malpelo:</text:p>
      <text:p text:style-name="P5">Malpelo,, non essendo suo vero nome, era un ragazzo malizioso e cattivo, e per quel motivo dicono che aveva capelli rossi. Pure suoi genitori lo chiamavano Malpelo e così si scordava quasi suo vero nome. Ma vedeva la sua famiglia soltanto il fine settimana quando tornava dalla cava dove doveva lavorare per quattro soldi che portava a casa <text:span text:style-name="T10">e pure dubitava che non li davano abbastanza soldi per il lavoro svolto e così si faccieva dare la ricevuta scapaccioni da sua sorella maggiore.</text:span></text:p>
      <text:p text:style-name="Heading">2. <text:span text:style-name="T3">Il padre e la sua morte</text:span></text:p>
      <text:p text:style-name="P6"><text:span text:style-name="T1">Anche suo padre lavorava nella stessa cava in un altro reparto della stessa e non era veramente una persona intelligente. Quello è stato noto nella cava e così </text:span><text:span text:style-name="T4">li davano i lavori </text:span><text:span text:style-name="T8">più</text:span><text:span text:style-name="T4"> difficili e pericolosi da fare nella miniera. Anche così un giorno li </text:span><text:span text:style-name="T8">facevano</text:span><text:span text:style-name="T4"> tirare giù un pilastro che poi è crollato e lo ha seppellito sotto. Gli operai sono andati dal capo della cava che erra in </text:span><text:span text:style-name="T8">teatro</text:span><text:span text:style-name="T4"> e ci hanno messo quattro ore per arrivarci e altre due per tornare in dietro col capo </text:span><text:span text:style-name="T8">che</text:span><text:span text:style-name="T4"> i ha lamentato che tutta que</text:span><text:span text:style-name="T5">lla rena che è venuta giù impegnava una settimana per essere portata via.</text:span></text:p>
      <text:p text:style-name="P3">3. <text:span text:style-name="T1">La </text:span><text:span text:style-name="T8">trasfusione</text:span><text:span text:style-name="T1"> di Malpelo</text:span></text:p>
      <text:p text:style-name="Text_20_body"><text:span text:style-name="T6">Malpelo che aveva notato tutta la confusione e che poi ha capito che era suo padre seppellito sotto la rena ha cercato disperatamente di scavare e ha chiesto aiuto agli altri operai che lo hanno soltanto deriso e preso in giro e portato via con forza dal posto del incidente. Da quella vicenda in poi Malpelo cambiò da </text:span><text:span text:style-name="T8">giorno</text:span><text:span text:style-name="T6"> a giorno. </text:span><text:span text:style-name="T8">Diventava</text:span><text:span text:style-name="T6"> ancora </text:span><text:span text:style-name="T8">più</text:span><text:span text:style-name="T6"> </text:span><text:span text:style-name="T8">malvagio</text:span><text:span text:style-name="T6"> e </text:span><text:span text:style-name="T8">cominciava</text:span><text:span text:style-name="T6"> di parlare con se stesso e a dare la colpa a </text:span><text:span text:style-name="T8">ogni uno</text:span><text:span text:style-name="T6"> per la morte del padre. </text:span><text:s/><text:span text:style-name="T7">Picchiava l’asino e il cane con il quale divideva il suo mangiare perché non voleva rimanere con glia altri a mangiare e non dava più grazia a ciò che aveva da mangiare. </text:span></text:p>
      <text:p text:style-name="P4">4. <text:span text:style-name="T1">Il personaggio Ranocchio</text:span></text:p>
      <text:p text:style-name="P13">Nella cava poi è arrivato un nuovo ragazzo di nome Ranocchio molto timido che il quale fatto Malpelo notò subito e lo sfruttava. Però voleva bene Ranocchio e <text:span text:style-name="T11">cominciava</text:span> ad <text:span text:style-name="T11">insegnargli</text:span> con le cat<text:span text:style-name="T11">t</text:span>ive come difendersi. Lo picchiava sempre e lo sgridava se <text:span text:style-name="T11">faceva</text:span> il debole o no si difendeva. Lo spiegava che <text:span text:style-name="T11">ognuno</text:span> e ogni animale se non si <text:span text:style-name="T11">difendeva</text:span> doveva venire picchiato e calpestato. Per esemp<text:span text:style-name="T11">i</text:span>o l asino viene picchiato perché non si difende. Se volesse potrebbe però è debole e così veniva picchiato e <text:span text:style-name="T11">maltratto.</text:span> Allora col passare del tempo Ranocchio <text:span text:style-name="T11">cominciava</text:span> a difendersi <text:span text:style-name="T11">benché</text:span> non <text:span text:style-name="T11">stava</text:span> mai a Malpelo.</text:p>
      <text:p text:style-name="P8"><text:span text:style-name="T12">5. </text:span>ritrovamento del cadavere di mastro Misciu nella cava</text:p>
      <text:p text:style-name="P14">Un giorno nella cava si ritrova una delle scarpe di mastro Misciu e Malpelo "fu colto da tal tremito che dovettero tirarlo all'aria aperta con le funi, proprio come un'asino che stesse per dare dei calci al vento".  Da quel giorno Malpelo fu colto da una tale paura di veder comparire fra la rena anche il piede nudo del babbo,che non volle  mai più darvi un colpo di zappa e andò a lavorare in un altro <text:soft-page-break/>punto della galleria". Fu poi scoperto il corpo di Mastro Misciu, coi calzoni indosso , e steso bocconi che sembrava imbalsamato". "Il carrettiere sbarazzò il sotterraneo dal cadavere al modo stesso che lo sbarazzava dalla rena caduta e dagli asini morti".</text:p>
      <text:p text:style-name="P2"><text:span text:style-name="T12">6</text:span>. La malattia e morte di Ranocchio</text:p>
      <text:p text:style-name="P12">Sotto le condizioni nella cava e il lavoro duro Ranocchio si è ammalato e doveva rimanere a casa Malpelo poi lo è andato a <text:span text:style-name="T11">trovarlo e</text:span> arrivato a casa sua è rimasto sconvolto totalmente. Ha visto sua madre piangere perché aveva <text:span text:style-name="T11">paura</text:span> per suo figlio, una cosa che Malpelo neanche <text:span text:style-name="T11">conosceva.</text:span> Nell<text:span text:style-name="T11">a </text:span>sua vista si era debole se ci si ammalava perche non si lavorava e guadagnava soldi per il quale motivo si viveva. Ma la faccia sconvolta della madre di Ranocchio lo ha colpito tale che <text:span text:style-name="T11">cominciava</text:span> a cambiare vista. Malpel<text:span text:style-name="T11">o</text:span> <text:s/>andava avanti i prossimi giorni a <text:span text:style-name="T11">lavorare</text:span> <text:span text:style-name="T11">finché</text:span> un giorno li giunse la notizia che Ranocchio era morto.</text:p>
      <text:p text:style-name="P10">7. <text:span text:style-name="T1">Fine della storia:</text:span></text:p>
      <text:p text:style-name="P15"><text:span text:style-name="T22">Alla cava viene a lavorare un evaso dalla prigione. Ma neanche costui sa adattarsi a quella "vitaccia da talpa". "Piuttosto si contentava di stare in galera tutta la vita". </text:span><text:span text:style-name="T14">Dopo questo ultimo esempio di mancato adattamento alla vita della miniera non resta al narratore che concludere, deterministicamente, la parabola della vita di Malpelo. "Le ossa le lasciò nella cava Malpelo, come suo padre". Esplorando un passaggio che avrebbe permesso di risparmiare una buona metà di manodopera nel cavar fuori la sabbia, Malpelo si smarrì proprio come quel minatore che in base ad un racconto popolare "cammina ancora al buio gridando aiuto, senza che nessuno possa udirlo". La cava lo inghiottì, né si seppe più nulla di lui, proprio com'era accaduto per il padre.</text:span></text:p>
      <text:p text:style-name="P16"><text:span text:style-name="T1"/></text:p>
      <text:p text:style-name="P9"/>
      <text:p text:style-name="Text_20_body"><text:span text:style-name="T15"/></text:p>
      <text:p text:style-name="Text_20_body"/>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4T23:05:27.090847015</meta:creation-date>
    <meta:generator>LibreOffice/5.1.4.2$Linux_X86_64 LibreOffice_project/10m0$Build-2</meta:generator>
    <dc:date>2016-09-15T08:49:49.668973703</dc:date>
    <meta:editing-duration>PT2H9M19S</meta:editing-duration>
    <meta:editing-cycles>5</meta:editing-cycles>
    <meta:document-statistic meta:table-count="0" meta:image-count="0" meta:object-count="0" meta:page-count="2" meta:paragraph-count="15" meta:word-count="802" meta:character-count="4580" meta:non-whitespace-character-count="3787"/>
  </office:meta>
</office:document-meta>
</file>